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rebuchetMS" svg:font-family="Trebuchet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34in"/>
    </style:style>
    <style:style style:name="co3" style:family="table-column">
      <style:table-column-properties fo:break-before="auto" style:column-width="4.23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at</text:p>
          </table:table-cell>
          <table:table-cell office:value-type="string">
            <text:p>Long</text:p>
          </table:table-cell>
          <table:table-cell office:value-type="string">
            <text:p>Name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float" office:value="48.75775">
            <text:p>48.75775</text:p>
          </table:table-cell>
          <table:table-cell office:value-type="float" office:value="9.15911">
            <text:p>9.15911</text:p>
          </table:table-cell>
          <table:table-cell office:value-type="string">
            <text:p>Lilly Abele</text:p>
          </table:table-cell>
          <table:table-cell office:value-type="string">
            <text:p>http://www.stolpersteine-stuttgart.de/index.php?docid=585&amp;mid=66</text:p>
          </table:table-cell>
        </table:table-row>
        <table:table-row table:style-name="ro2">
          <table:table-cell office:value-type="float" office:value="48.77611">
            <text:p>48.77611</text:p>
          </table:table-cell>
          <table:table-cell office:value-type="float" office:value="9.17105">
            <text:p>9.17105</text:p>
          </table:table-cell>
          <table:table-cell office:value-type="string">
            <text:p>Margarete Adelsheimer</text:p>
          </table:table-cell>
          <table:table-cell office:value-type="string">
            <text:p>http://www.stolpersteine-stuttgart.de/index.php?docid=530&amp;mid=66</text:p>
          </table:table-cell>
        </table:table-row>
        <table:table-row table:style-name="ro2">
          <table:table-cell office:value-type="float" office:value="48.78411">
            <text:p>48.78411</text:p>
          </table:table-cell>
          <table:table-cell office:value-type="float" office:value="9.20806">
            <text:p>9.20806</text:p>
          </table:table-cell>
          <table:table-cell office:value-type="string">
            <text:p>Clara Adler</text:p>
          </table:table-cell>
          <table:table-cell office:value-type="string">
            <text:p>http://www.stolpersteine-stuttgart.de/index.php?docid=550&amp;mid=6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rebuchetMS" svg:font-family="Trebuchet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1/09/2016</text:date>, <text:time>19:4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19:37:28</meta:creation-date>
    <dc:date>2016-01-09T19:43:30</dc:date>
    <meta:editing-duration>PT6M2S</meta:editing-duration>
    <meta:editing-cycles>2</meta:editing-cycles>
    <meta:generator>OpenOffice/4.1.2$Unix OpenOffice.org_project/412m3$Build-9782</meta:generator>
    <meta:document-statistic meta:table-count="3" meta:cell-count="16" meta:object-count="0"/>
  </office:meta>
</office:document-meta>
</file>